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fo:font-weight="bold" officeooo:rsid="0018a68b" officeooo:paragraph-rsid="0018a68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fo:font-weight="normal" officeooo:rsid="0019f7be" officeooo:paragraph-rsid="0019f7b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fo:font-weight="normal" officeooo:rsid="0019f7be" officeooo:paragraph-rsid="001ef3b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none" fo:font-weight="normal" officeooo:rsid="0019f7be" officeooo:paragraph-rsid="0020f3d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a9b1d6" loext:opacity="100%" style:font-name="serif" fo:font-size="9pt" style:text-underline-style="none" fo:font-weight="normal" officeooo:rsid="0020bf67" officeooo:paragraph-rsid="0020f3d7" fo:background-color="transparent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erif" fo:font-size="9pt" style:text-underline-style="none" fo:font-weight="normal" officeooo:rsid="001b56a8" officeooo:paragraph-rsid="001ef3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serif" fo:font-size="9pt" style:text-underline-style="none" fo:font-weight="normal" officeooo:rsid="0020bf67" officeooo:paragraph-rsid="001f4cc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1ef3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0ff0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1f4cc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4c0b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0f3d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8ce3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9263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b56a8" officeooo:paragraph-rsid="001ef3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b56a8" officeooo:paragraph-rsid="001f4cc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bec53" officeooo:paragraph-rsid="001f4cc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20bf67" officeooo:paragraph-rsid="001f4cc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/>
      <style:text-properties style:use-window-font-color="true" loext:opacity="0%" style:font-name="Cascadia Code" fo:font-size="11pt" fo:background-color="transparent" style:font-size-asian="11pt" style:font-size-complex="11pt"/>
    </style:style>
    <style:style style:name="P22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fo:background-color="transparent" style:font-size-asian="11pt" style:font-size-complex="11pt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officeooo:paragraph-rsid="00295053" fo:background-color="transparent" style:font-size-asian="11pt" style:font-size-complex="11pt"/>
    </style:style>
    <style:style style:name="P24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scadia Code" fo:font-size="11pt" style:text-underline-style="none" fo:font-weight="normal" officeooo:rsid="0018a68b" officeooo:paragraph-rsid="0018a68b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fo:background-color="transparent" style:font-size-asian="11pt" style:font-size-complex="11pt"/>
    </style:style>
    <style:style style:name="P27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officeooo:paragraph-rsid="002ae036" fo:background-color="transparent" style:font-size-asian="11pt" style:font-size-complex="11pt"/>
    </style:style>
    <style:style style:name="P28" style:family="paragraph" style:parent-style-name="Standard">
      <style:paragraph-properties style:line-height-at-least="0.503cm"/>
      <style:text-properties style:use-window-font-color="true" loext:opacity="0%" style:font-name="Cascadia Code"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9b5c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0f3d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6975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4c0b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9f7be" officeooo:paragraph-rsid="002d383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29b5cd" officeooo:paragraph-rsid="0029b5cd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1b56a8" officeooo:paragraph-rsid="0029b5c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20bf67" officeooo:paragraph-rsid="0020f3d7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20bf67" officeooo:paragraph-rsid="0024c0b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 fo:text-align="start" style:justify-single-word="false" style:writing-mode="lr-tb"/>
      <style:text-properties style:use-window-font-color="true" loext:opacity="0%" style:font-name="Arial" fo:font-size="12pt" style:text-underline-style="none" fo:font-weight="normal" officeooo:rsid="0028ce36" officeooo:paragraph-rsid="0029b5cd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b56a8"/>
    </style:style>
    <style:style style:name="T2" style:family="text">
      <style:text-properties officeooo:rsid="001ef3bc"/>
    </style:style>
    <style:style style:name="T3" style:family="text">
      <style:text-properties officeooo:rsid="0020bf67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bec53" fo:background-color="transparent" loext:char-shading-value="0"/>
    </style:style>
    <style:style style:name="T6" style:family="text">
      <style:text-properties officeooo:rsid="0024c0bf" fo:background-color="transparent" loext:char-shading-value="0"/>
    </style:style>
    <style:style style:name="T7" style:family="text">
      <style:text-properties officeooo:rsid="0020ff01" fo:background-color="transparent" loext:char-shading-value="0"/>
    </style:style>
    <style:style style:name="T8" style:family="text">
      <style:text-properties officeooo:rsid="0020bf67" fo:background-color="transparent" loext:char-shading-value="0"/>
    </style:style>
    <style:style style:name="T9" style:family="text">
      <style:text-properties officeooo:rsid="00280e3d" fo:background-color="transparent" loext:char-shading-value="0"/>
    </style:style>
    <style:style style:name="T10" style:family="text">
      <style:text-properties officeooo:rsid="0020f3d7" fo:background-color="transparent" loext:char-shading-value="0"/>
    </style:style>
    <style:style style:name="T11" style:family="text">
      <style:text-properties officeooo:rsid="001b56a8" fo:background-color="transparent" loext:char-shading-value="0"/>
    </style:style>
    <style:style style:name="T12" style:family="text">
      <style:text-properties officeooo:rsid="001ef3bc" fo:background-color="transparent" loext:char-shading-value="0"/>
    </style:style>
    <style:style style:name="T13" style:family="text">
      <style:text-properties officeooo:rsid="002802d9" fo:background-color="transparent" loext:char-shading-value="0"/>
    </style:style>
    <style:style style:name="T14" style:family="text">
      <style:text-properties officeooo:rsid="0028ce36" fo:background-color="transparent" loext:char-shading-value="0"/>
    </style:style>
    <style:style style:name="T15" style:family="text">
      <style:text-properties officeooo:rsid="00295053" fo:background-color="transparent" loext:char-shading-value="0"/>
    </style:style>
    <style:style style:name="T16" style:family="text">
      <style:text-properties officeooo:rsid="0029b5cd" fo:background-color="transparent" loext:char-shading-value="0"/>
    </style:style>
    <style:style style:name="T17" style:family="text">
      <style:text-properties officeooo:rsid="002d3832" fo:background-color="transparent" loext:char-shading-value="0"/>
    </style:style>
    <style:style style:name="T18" style:family="text">
      <style:text-properties officeooo:rsid="002d786a" fo:background-color="transparent" loext:char-shading-value="0"/>
    </style:style>
    <style:style style:name="T19" style:family="text">
      <style:text-properties officeooo:rsid="00295053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2ae036" style:font-weight-asian="normal" style:font-weight-complex="normal"/>
    </style:style>
    <style:style style:name="T22" style:family="text">
      <style:text-properties officeooo:rsid="0029b5cd"/>
    </style:style>
    <style:style style:name="T23" style:family="text">
      <style:text-properties style:font-name="Cascadia Code" fo:font-size="11pt" fo:background-color="transparent" loext:char-shading-value="0" style:font-size-asian="11pt" style:font-size-complex="11pt"/>
    </style:style>
    <style:style style:name="T24" style:family="text">
      <style:text-properties style:font-name="Cascadia Code" fo:font-size="11pt" officeooo:rsid="0029b5cd" fo:background-color="transparent" loext:char-shading-value="0" style:font-size-asian="11pt" style:font-size-complex="11pt"/>
    </style:style>
    <style:style style:name="T25" style:family="text">
      <style:text-properties style:font-name="Cascadia Code" fo:font-size="11pt" officeooo:rsid="002d3832" fo:background-color="transparent" loext:char-shading-value="0" style:font-size-asian="11pt" style:font-size-complex="11pt"/>
    </style:style>
    <style:style style:name="T26" style:family="text">
      <style:text-properties officeooo:rsid="002ae036"/>
    </style:style>
    <style:style style:name="T27" style:family="text">
      <style:text-properties officeooo:rsid="002bcdad"/>
    </style:style>
    <style:style style:name="T28" style:family="text">
      <style:text-properties style:font-name="Arial"/>
    </style:style>
    <style:style style:name="T29" style:family="text">
      <style:text-properties style:font-name="Arial" fo:background-color="transparent" loext:char-shading-value="0"/>
    </style:style>
    <style:style style:name="T30" style:family="text">
      <style:text-properties style:font-name="Arial" officeooo:rsid="002d3832" fo:background-color="transparent" loext:char-shading-value="0"/>
    </style:style>
    <style:style style:name="T31" style:family="text">
      <style:text-properties style:font-name="Arial" officeooo:rsid="0029b5cd" fo:background-color="transparent" loext:char-shading-value="0"/>
    </style:style>
    <style:style style:name="T32" style:family="text">
      <style:text-properties style:font-name="Arial" fo:font-size="11pt" fo:background-color="transparent" loext:char-shading-value="0" style:font-size-asian="11pt" style:font-size-complex="11pt"/>
    </style:style>
    <style:style style:name="T33" style:family="text">
      <style:text-properties style:font-name="Arial" fo:font-size="11pt" officeooo:rsid="002d3832" fo:background-color="transparent" loext:char-shading-value="0" style:font-size-asian="11pt" style:font-size-complex="11pt"/>
    </style:style>
    <style:style style:name="T34" style:family="text">
      <style:text-properties style:font-name="Arial" fo:font-size="11pt" officeooo:rsid="0029b5cd" fo:background-color="transparent" loext:char-shading-value="0" style:font-size-asian="11pt" style:font-size-complex="11pt"/>
    </style:style>
    <style:style style:name="T35" style:family="text">
      <style:text-properties style:font-name="Arial" officeooo:rsid="0029b5cd"/>
    </style:style>
    <style:style style:name="T36" style:family="text">
      <style:text-properties fo:font-size="11pt" fo:background-color="transparent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composition algorithmique</text:p>
      <text:p text:style-name="P2"/>
      <text:p text:style-name="P3">Pseudo-code de l’algorithme :</text:p>
      <text:p text:style-name="P3"/>
      <text:p text:style-name="P25">programme puissance4 c'est</text:p>
      <text:p text:style-name="P25"/>
      <text:p text:style-name="P22">constante entier NBLIGNES := 6;</text:p>
      <text:p text:style-name="P22">constante entier NBCOLONNES := 7;</text:p>
      <text:p text:style-name="P22">constante entier FIN := 1;</text:p>
      <text:p text:style-name="P22">constante entier CONTINUE := 0;</text:p>
      <text:p text:style-name="P22">constante entier ARRET := -1</text:p>
      <text:p text:style-name="P21"/>
      <text:p text:style-name="P22">type tGrille = tableau[1..NBLIGNES][1..NBCOLONNES] de type caractère;</text:p>
      <text:p text:style-name="P22">type tLigne = tableau[1..NBCOLONNES] de type caractère;</text:p>
      <text:p text:style-name="P22">type tColonne = tableau[1..NBLIGNES] de type;</text:p>
      <text:p text:style-name="P22">type tCouleurJoueur = chaîne(7);</text:p>
      <text:p text:style-name="P21"/>
      <text:p text:style-name="P22">fonction initialisationGrille(entF tab: tGrille) délivre type tGrille;</text:p>
      <text:p text:style-name="P22">fonction placementJeton(entF tab: tGrille, entF color: tCouleurJoueur) délivre type tGrille;</text:p>
      <text:p text:style-name="P23">fonction testFinJeu(entF tab: tGrille, <text:span text:style-name="T19">entF gagnant: tCouleurJoueur</text:span>) délivre type entier;</text:p>
      <text:p text:style-name="P22">fonction testVictoireLigne(entF ligne: tLigne) délivre type entier;</text:p>
      <text:p text:style-name="P22">fonction testVictoireColonne(entF colonne: tColonne) délivre type entier;</text:p>
      <text:p text:style-name="P22">fonction testVictoireDiagonale(entF tab: tGrille) délivre type entier;</text:p>
      <text:p text:style-name="P22">fonction refairePartie() délivre type entier;</text:p>
      <text:p text:style-name="P22">procédure afficherLigne(entF ligne: tLigne);</text:p>
      <text:p text:style-name="P22">procédure afficherGrille(entF tab: tGrille);</text:p>
      <text:p text:style-name="P21"/>
      <text:p text:style-name="P22">début</text:p>
      <text:p text:style-name="P22"><text:tab/>grille: tGrille;</text:p>
      <text:p text:style-name="P22"><text:tab/>jeu: entier;</text:p>
      <text:p text:style-name="P22"><text:tab/>joueur: tCouleurJoueur;</text:p>
      <text:p text:style-name="P22"><text:tab/>jeu:=CONTINUE;</text:p>
      <text:p text:style-name="P22"><text:tab/>tant que (jeu != ARRET) faire</text:p>
      <text:p text:style-name="P22"><text:tab/><text:tab/>grille:=initialisationGrille(entE grille);</text:p>
      <text:p text:style-name="P22"><text:tab/><text:tab/>joueur:=choixJoueur(); //<text:span text:style-name="T26">Choix de qui commence</text:span></text:p>
      <text:p text:style-name="P27"><text:tab/><text:tab/><text:span text:style-name="T20">afficherGrille(entE grille); //</text:span><text:span text:style-name="T21">Affiche grille vide</text:span></text:p>
      <text:p text:style-name="P22"><text:tab/><text:tab/>tant que (jeu == CONTINUE) faire</text:p>
      <text:p text:style-name="P22"><text:tab/><text:tab/><text:tab/>écrireEcran("C'est au tour du ",joueur,"!");</text:p>
      <text:p text:style-name="P22"><text:tab/><text:tab/><text:span text:style-name="T20"><text:tab/>grille:=placementJeton(entE grille, entE joueur);</text:span></text:p>
      <text:p text:style-name="P24"><text:tab/><text:tab/><text:tab/>afficherGrille(entE grille);</text:p>
      <text:p text:style-name="P24"><text:tab/><text:tab/><text:tab/>//<text:span text:style-name="T26">Vérifie si 4 jetons sont alignés pour le joueur actuel</text:span></text:p>
      <text:p text:style-name="P24"><text:tab/><text:tab/><text:tab/>jeu := testFinJeu(entE grille, entE joueur);</text:p>
      <text:p text:style-name="P24"><text:tab/><text:tab/><text:tab/>joueur:=changementJoueur(entE joueur);</text:p>
      <text:p text:style-name="P22"><text:tab/><text:tab/>finfaire</text:p>
      <text:p text:style-name="P22"><text:tab/><text:tab/>jeu = refairePartie();</text:p>
      <text:p text:style-name="P22"><text:tab/>finfaire</text:p>
      <text:p text:style-name="P22">fin</text:p>
      <text:p text:style-name="P4"/>
      <text:p text:style-name="P4"><text:soft-page-break/></text:p>
      <text:p text:style-name="P4"/>
      <text:p text:style-name="P4"/>
      <text:p text:style-name="P4">Spécification des fonctions/procédures :</text:p>
      <text:p text:style-name="P4"/>
      <text:p text:style-name="P10">fonction <text:span text:style-name="T4">initialisationGrille</text:span><text:line-break/>Initialise la grille en la remplissant du caractère ‘-’ qui si signifie une case vide.</text:p>
      <text:p text:style-name="P11"><text:line-break/>paramètres<text:line-break/><text:span text:style-name="T1">tab</text:span> (Entrée) : <text:span text:style-name="T1"><text:s text:c="2"/></text:span><text:span text:style-name="T5">tGrille, </text:span><text:span text:style-name="T6">correspond à un tableau de tableau représentant la grille de puissance4</text:span></text:p>
      <text:p text:style-name="P11"><text:span text:style-name="T1"><text:line-break/>résultat<text:line-break/></text:span><text:span text:style-name="T5">tGrille,</text:span><text:span text:style-name="T1"> remplit des caractères ‘-’</text:span></text:p>
      <text:p text:style-name="P17"/>
      <text:p text:style-name="P17"/>
      <text:p text:style-name="P17"/>
      <text:p text:style-name="P12">fonction <text:span text:style-name="T4">placementJeton</text:span><text:line-break/><text:span text:style-name="T2">Permet au joueur de placer un jeton dans le tableau en entrée, le jeton étant un ‘J’ ou un ‘R’, en demandant à l’utilisateur </text:span><text:span text:style-name="T27">sur quelle colonne placer le jeton.</text:span></text:p>
      <text:p text:style-name="P13"><text:line-break/>paramètres<text:line-break/><text:span text:style-name="T1">tab</text:span> (Entrée) :<text:span text:style-name="T1"> </text:span><text:span text:style-name="T5">tGrille, </text:span><text:span text:style-name="T6">correspond à un tableau de tableau représentant la grille de puissance4</text:span></text:p>
      <text:p text:style-name="P13"><text:span text:style-name="T2">color (Entrée) :</text:span><text:span text:style-name="T12">tCouleurJoueur</text:span><text:span text:style-name="T2">, chaîne de caractère pouvant être soit « jaune » soit « rouge »</text:span></text:p>
      <text:p text:style-name="P11"><text:span text:style-name="T1"><text:line-break/>résultat<text:line-break/> </text:span><text:span text:style-name="T5">tGrille, </text:span><text:span text:style-name="T7">actualisée </text:span><text:span text:style-name="T6">avec le jeton</text:span></text:p>
      <text:p text:style-name="P19"/>
      <text:p text:style-name="P19"/>
      <text:p text:style-name="P19"/>
      <text:p text:style-name="P15">fonction <text:span text:style-name="T4">testFinJeu</text:span><text:line-break/><text:span text:style-name="T3">Vérifie si le jeu est fini en appelant les fonctions <text:s/></text:span><text:span text:style-name="T8">testVictoireLigne, <text:s/>testVictoireColonne, <text:s/>testVictoireDiagonale à l’aide de l’entier qu’elles retournent, </text:span><text:span text:style-name="T14">qui correspond à CONTINUE ou FIN. Et si la valeur correspond à </text:span><text:span text:style-name="T17">FIN</text:span><text:span text:style-name="T14"> elle affiche le gagnant : rouge/jaune</text:span><text:line-break/></text:p>
      <text:p text:style-name="P15">paramètres<text:line-break/><text:span text:style-name="T1">tab</text:span> (Entrée) : <text:span text:style-name="T5">tGrille, </text:span><text:span text:style-name="T6">correspond à un tableau de tableau r</text:span><text:span text:style-name="T9">e</text:span><text:span text:style-name="T6">présentant la grille de puissance4</text:span></text:p>
      <text:p text:style-name="P16"><text:span text:style-name="T14">gagnant</text:span><text:span text:style-name="T6"> (Entrée) : </text:span><text:span text:style-name="T14">tCouleurJoueur, </text:span><text:span text:style-name="T12">chaîne de caractère pouvant être soit « jaune » soit « rouge »</text:span></text:p>
      <text:p text:style-name="P18"><text:line-break/>résultat<text:line-break/>entier, soit 1 pour la valeur de fin soit 0 pour continuer</text:p>
      <text:p text:style-name="P20"/>
      <text:p text:style-name="P20"/>
      <text:p text:style-name="P20"/>
      <text:p text:style-name="P14"/>
      <text:p text:style-name="P14"/>
      <text:p text:style-name="P14"/>
      <text:p text:style-name="P14"><text:soft-page-break/></text:p>
      <text:p text:style-name="P14"/>
      <text:p text:style-name="P14">fonction <text:span text:style-name="T8">testVictoireLigne</text:span><text:line-break/><text:span text:style-name="T3">Vérifie si </text:span><text:span text:style-name="T8">sur une ligne </text:span><text:span text:style-name="T10">4</text:span><text:span text:style-name="T8"> jetons sont alignés, </text:span><text:span text:style-name="T10">des ‘J’ ou des ‘R’</text:span></text:p>
      <text:p text:style-name="P31"><text:line-break/>paramètres<text:line-break/><text:span text:style-name="T1">tab</text:span> (Entrée) : <text:span text:style-name="T5">tGrille, </text:span><text:span text:style-name="T6">correspond à un tableau de tableau représentent la grille de puissance4</text:span></text:p>
      <text:p text:style-name="P14"><text:span text:style-name="T11"><text:line-break/>résultat<text:line-break/></text:span><text:span text:style-name="T8">entier, soit 1 soit 0 </text:span></text:p>
      <text:p text:style-name="P36"/>
      <text:p text:style-name="P36"/>
      <text:p text:style-name="P36"/>
      <text:p text:style-name="P14">fonction <text:span text:style-name="T8">testVictoireColonne</text:span><text:line-break/><text:span text:style-name="T3">Vérifie si </text:span><text:span text:style-name="T8">sur une </text:span><text:span text:style-name="T10">colonne</text:span><text:span text:style-name="T8"> </text:span><text:span text:style-name="T10">4</text:span><text:span text:style-name="T8"> jetons sont alignés, </text:span><text:span text:style-name="T10">des ‘J’ ou des ‘R’</text:span></text:p>
      <text:p text:style-name="P31"><text:line-break/>paramètres<text:line-break/><text:span text:style-name="T1">tab</text:span> (Entrée) : <text:span text:style-name="T5">tGrille, </text:span><text:span text:style-name="T6">correspond à un tableau de tableau représentant la grille de puissance4</text:span></text:p>
      <text:p text:style-name="P14"><text:span text:style-name="T11"><text:line-break/>résultat<text:line-break/></text:span><text:span text:style-name="T8">entier, soit 1 soit 0 </text:span></text:p>
      <text:p text:style-name="P36"/>
      <text:p text:style-name="P36"/>
      <text:p text:style-name="P36"/>
      <text:p text:style-name="P13">fonction <text:span text:style-name="T8">testVictoire</text:span><text:span text:style-name="T10">Diagonale</text:span><text:line-break/><text:span text:style-name="T3">Vérifie si </text:span><text:span text:style-name="T8">sur </text:span><text:span text:style-name="T10">la grille</text:span><text:span text:style-name="T8"> </text:span><text:span text:style-name="T10">4</text:span><text:span text:style-name="T8"> jetons sont alignés </text:span><text:span text:style-name="T10">en diagonale</text:span><text:span text:style-name="T8">, </text:span><text:span text:style-name="T10">des ‘J’ ou des ‘R’</text:span></text:p>
      <text:p text:style-name="P31"><text:line-break/>paramètres<text:line-break/><text:span text:style-name="T1">tab</text:span> (Entrée) : <text:span text:style-name="T5">tGrille, </text:span><text:span text:style-name="T6">correspond à un tableau de tableau représentent la grille de puissance4</text:span></text:p>
      <text:p text:style-name="P13"><text:span text:style-name="T11"><text:line-break/>résultat<text:line-break/></text:span><text:span text:style-name="T8">entier, soit 1 soit 0 </text:span></text:p>
      <text:p text:style-name="P37"/>
      <text:p text:style-name="P13">fonction <text:span text:style-name="T8">testVictoire</text:span><text:span text:style-name="T10">Diagonale</text:span><text:line-break/><text:span text:style-name="T3">Vérifie si </text:span><text:span text:style-name="T8">sur </text:span><text:span text:style-name="T10">la grille</text:span><text:span text:style-name="T8"> </text:span><text:span text:style-name="T10">4</text:span><text:span text:style-name="T8"> jetons sont alignés </text:span><text:span text:style-name="T10">en diagonale</text:span><text:span text:style-name="T8">, </text:span><text:span text:style-name="T10">des ‘J’ ou des ‘R’</text:span></text:p>
      <text:p text:style-name="P33"><text:line-break/></text:p>
      <text:p text:style-name="P33"/>
      <text:p text:style-name="P33">fonction <text:span text:style-name="T22">refaire</text:span><text:span text:style-name="T4">Partie</text:span><text:line-break/><text:span text:style-name="T13">Demande aux utilisateurs s’ils souhaitent </text:span><text:span text:style-name="T14">refaire une partie et suivant la réponse renvoie soit ARRET </text:span><text:span text:style-name="T15">(-1)</text:span><text:span text:style-name="T14"> soit CONTINUE </text:span><text:span text:style-name="T15">(0)</text:span><text:span text:style-name="T14">.</text:span></text:p>
      <text:p text:style-name="P29"><text:line-break/>paramètres<text:line-break/><text:span text:style-name="T14">aucun</text:span></text:p>
      <text:p text:style-name="P38"><text:line-break/>résultat<text:line-break/>entier, soit -1 soit 0 </text:p>
      <text:p text:style-name="P35"/>
      <text:p text:style-name="P35"/>
      <text:p text:style-name="P29"><text:soft-page-break/><text:span text:style-name="T22">procédure</text:span> <text:span text:style-name="T4">afficherLigne</text:span><text:line-break/><text:span text:style-name="T16">Permet d’afficher une ligne de la grille de puissance 4, </text:span><text:span text:style-name="T17">en affichant chaque élément du tableau donné en entrée.</text:span></text:p>
      <text:p text:style-name="P29"><text:line-break/>paramètres<text:line-break/><text:span text:style-name="T16">ligne (Entrée) : tLigne, tableau contenant 7 caractères</text:span></text:p>
      <text:p text:style-name="P34"><text:line-break/>résultat<text:line-break/>aucune valeur de sortie</text:p>
      <text:p text:style-name="P35"/>
      <text:p text:style-name="P35"/>
      <text:p text:style-name="P35"/>
      <text:p text:style-name="P33"><text:span text:style-name="T22">procédure</text:span> <text:span text:style-name="T4">afficher</text:span><text:span text:style-name="T16">Grille</text:span><text:line-break/><text:span text:style-name="T16">Permet d’afficher la grille de puissance4 en entier en utilisant la procédure afficherLigne. </text:span><text:span text:style-name="T18">A</text:span><text:span text:style-name="T17">ppelant cette dernière 6 fois (NBLIGNES fois) tout en lui donnant la ligne d</text:span><text:span text:style-name="T18">u</text:span><text:span text:style-name="T17"> tableau correspondant.</text:span></text:p>
      <text:p text:style-name="P29"><text:line-break/>paramètres<text:line-break/><text:span text:style-name="T16">ligne (Entrée) </text:span><text:span text:style-name="T4">: </text:span><text:span text:style-name="T5">tGrille, </text:span><text:span text:style-name="T6">correspond à un tableau de tableau représentant la grille de puissance4</text:span></text:p>
      <text:p text:style-name="P35"><text:line-break/>résultat<text:line-break/><text:span text:style-name="T22">aucune valeur de sortie</text:span></text:p>
      <text:p text:style-name="P7"/>
      <text:p text:style-name="P6"/>
      <text:p text:style-name="P9"/>
      <text:p text:style-name="P9"/>
      <text:p text:style-name="P8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4:39:57.266450740</meta:creation-date>
    <meta:generator>LibreOffice/7.3.5.2$Windows_X86_64 LibreOffice_project/184fe81b8c8c30d8b5082578aee2fed2ea847c01</meta:generator>
    <dc:date>2022-10-20T18:03:03.043000000</dc:date>
    <meta:editing-duration>PT1H16M2S</meta:editing-duration>
    <meta:editing-cycles>21</meta:editing-cycles>
    <meta:document-statistic meta:table-count="0" meta:image-count="0" meta:object-count="0" meta:page-count="4" meta:paragraph-count="73" meta:word-count="635" meta:character-count="4549" meta:non-whitespace-character-count="3921"/>
  </office:meta>
</office:document-meta>
</file>